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2C00000270E3C6E12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svg:stroke-color="#729fcf" draw:fill="none" draw:fill-color="#729fcf" draw:textarea-vertical-align="middle" loext:decorative="false"/>
    </style:style>
    <style:style style:name="gr3" style:family="graphic" style:parent-style-name="standard">
      <style:graphic-properties draw:textarea-horizontal-align="center" draw:textarea-vertical-align="middle" loext:decorative="false"/>
    </style:style>
    <style:style style:name="gr4" style:family="graphic" style:parent-style-name="objectwithoutfill">
      <style:graphic-properties svg:stroke-color="#729fcf" draw:marker-end="Ponta_20_de_20_seta_20_1" draw:marker-end-width="0.3cm" draw:fill="none" draw:fill-color="#729fcf" draw:textarea-vertical-align="middl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3.973cm" fo:min-width="5.533cm" loext:decorative="false"/>
    </style:style>
    <style:style style:name="gr6" style:family="graphic" style:parent-style-name="standard">
      <style:graphic-properties draw:stroke="none" svg:stroke-width="0cm" svg:stroke-color="#729fcf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7" style:family="graphic" style:parent-style-name="standard">
      <style:graphic-properties draw:stroke="none" svg:stroke-color="#729fcf" draw:fill-color="#729fcf" dr3d:horizontal-segments="4" dr3d:vertical-segments="14" dr3d:close-front="true" dr3d:close-back="tru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xml:id="id1" draw:id="id1" draw:layer="layout" svg:width="18.999cm" svg:height="8.953cm" svg:x="1cm" svg:y="10.373cm">
          <draw:image xlink:href="Pictures/100000010000052C00000270E3C6E12C.png" xlink:type="simple" xlink:show="embed" xlink:actuate="onLoad" draw:mime-type="image/png">
            <text:p/>
          </draw:image>
        </draw:frame>
        <draw:path draw:style-name="gr2" draw:text-style-name="P2" draw:layer="layout" svg:width="3.015cm" svg:height="1.991cm" svg:x="3.228cm" svg:y="5.892cm" svg:viewBox="0 0 3016 1992" svg:d="M0 476c282-13 553-90 829-142 530-100 1083-106 1587-317 515-216-905 1771-494 864 282-624 1163-712 953 88-95 361-398 657-177 988l318 35">
          <text:p/>
        </draw:path>
        <draw:path draw:style-name="gr2" draw:text-style-name="P2" draw:layer="layout" svg:width="1.869cm" svg:height="2.572cm" draw:transform="rotate (1.45804805711606) translate (5.03449410544043cm 4.53825371966924cm)" svg:viewBox="0 0 1870 2573" svg:d="M485 8c625-97 920 716 1277 1080 428 436-541 603-760 655-461 108-1113-297-986-706s657 112 737 397c73 255 280 451 296 729l114 378 39 32">
          <text:p/>
        </draw:path>
        <draw:connector draw:style-name="gr3" draw:text-style-name="P3" draw:layer="layout" svg:x1="18.344cm" svg:y1="9.137cm" svg:x2="10cm" svg:y2="6.5cm" svg:d="M18344 9137h-4172v-2637h-4172" svg:viewBox="0 0 8345 2638">
          <text:p/>
        </draw:connector>
        <draw:connector draw:style-name="gr4" draw:text-style-name="P2" draw:layer="layout" draw:type="curve" svg:x1="19.999cm" svg:y1="14.849cm" svg:x2="19.999cm" svg:y2="14.849cm" draw:start-shape="id1" draw:end-shape="id1" svg:d="M19999 14849z" svg:viewBox="0 0 1 1">
          <text:p/>
        </draw:connector>
        <draw:custom-shape draw:style-name="gr5" draw:text-style-name="P3" draw:layer="layout" svg:width="7.5cm" svg:height="5.25cm" svg:x="6cm" svg:y="4.75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3d:scene draw:style-name="gr6" svg:width="11.362cm" svg:height="6.006cm" svg:x="-1.288cm" svg:y="10.40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dr3d:transform="matrix (0.709149543187563 -0.331159244383116 -0.622447170655041 -0.538496479208174 0.315471253131366 -0.781344629678935 0.455113686101904 0.889275797099706 0.0453882078893696 2.22352073153437cm -1.990059850647cm 4.72232077202537E-020cm)" svg:viewBox="0 -5000 2500 10000" svg:d="M0 5000l125-500 125-500 250-1000 500-2000 500-2000 500-2000 500-2000h-500-500-500-500-250-250z"/>
        </dr3d:sce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marker draw:name="Ponta_20_de_20_seta_20_1" draw:display-name="Ponta de seta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11-25T00:48:51.529000000</dc:date>
    <meta:editing-duration>PT10M57S</meta:editing-duration>
    <meta:editing-cycles>2</meta:editing-cycles>
    <meta:generator>LibreOffice/24.8.3.2$Windows_X86_64 LibreOffice_project/48a6bac9e7e268aeb4c3483fcf825c94556d9f92</meta:generator>
    <meta:document-statistic meta:object-count="8"/>
  </office:meta>
</office:document-meta>
</file>